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09cm"/>
    </style:style>
    <style:style style:name="pr4" style:family="presentation" style:parent-style-name="Default-outline1">
      <style:graphic-properties fo:min-height="14.308cm"/>
    </style:style>
    <style:style style:name="pr5" style:family="presentation" style:parent-style-name="Default-notes">
      <style:graphic-properties draw:fill-color="#ffffff" fo:min-height="11.409cm"/>
    </style:style>
    <style:style style:name="pr6" style:family="presentation" style:parent-style-name="Default-outline1">
      <style:graphic-properties draw:auto-grow-height="true" fo:min-height="13.23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draw:auto-grow-height="true" fo:min-height="17.224cm"/>
    </style:style>
    <style:style style:name="P1" style:family="paragraph">
      <style:text-properties fo:font-family="'Segoe UI'" style:font-family-generic="swiss" style:font-pitch="variable"/>
    </style:style>
    <style:style style:name="P2" style:family="paragraph">
      <style:text-properties fo:font-family="'Segoe UI'" style:font-family-generic="swiss" style:font-pitch="variable"/>
    </style:style>
    <style:style style:name="P3" style:family="paragraph">
      <style:text-properties fo:font-family="'Segoe UI'" style:font-family-generic="swiss" style:font-pitch="variable" fo:font-size="24pt"/>
    </style:style>
    <style:style style:name="P4" style:family="paragraph">
      <style:text-properties fo:font-size="20pt"/>
    </style:style>
    <style:style style:name="T1" style:family="text">
      <style:text-properties fo:font-family="'Segoe UI'" style:font-family-generic="swiss" style:font-pitch="variable" fo:font-size="24pt"/>
    </style:style>
    <style:style style:name="T2" style:family="text">
      <style:text-properties fo:font-family="'Segoe UI'" style:font-family-generic="swiss" style:font-pitch="variable" fo:font-size="24pt"/>
    </style:style>
    <style:style style:name="T3" style:family="text">
      <style:text-properties fo:font-family="'Segoe UI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UI/UX Training Project 2016</text:p>
          </draw:text-box>
        </draw:frame>
        <draw:frame presentation:style-name="pr2" draw:text-style-name="P3" draw:layer="layout" svg:width="25.199cm" svg:height="13.23cm" svg:x="1.4cm" svg:y="5.228cm" presentation:class="subtitle">
          <draw:text-box>
            <text:p text:style-name="P1"><text:span text:style-name="T1">Name One (Division Location)</text:span></text:p>
            <text:p text:style-name="P1"><text:span text:style-name="T1">&amp;</text:span></text:p>
            <text:p text:style-name="P2"><text:span text:style-name="T2">Name Two (Division Locatio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Project Specification</text:p>
          </draw:text-box>
        </draw:frame>
        <draw:frame presentation:style-name="pr4" draw:layer="layout" svg:width="25.199cm" svg:height="14.308cm" svg:x="1.4cm" svg:y="4.914cm" presentation:class="outline" presentation:user-transformed="true">
          <draw:text-box>
            <text:list text:style-name="L2">
              <text:list-item>
                <text:p>Create an application to allow users to order food from a takeaway online</text:p>
              </text:list-item>
              <text:list-item>
                <text:p>Seed code provided for NodeJS REST layer</text:p>
              </text:list-item>
              <text:list-item>
                <text:p>Wireframes provided for Front End</text:p>
              </text:list-item>
              <text:list-item>
                <text:p>User stories provided</text:p>
              </text:list-item>
              <text:list-item>
                <text:p>Application needs to be mobile and desktop complian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High-level Approach</text:p>
          </draw:text-box>
        </draw:frame>
        <draw:frame presentation:style-name="pr6" draw:layer="layout" svg:width="25.199cm" svg:height="13.23cm" svg:x="1.4cm" svg:y="4.914cm" presentation:class="outline">
          <draw:text-box>
            <text:list text:style-name="L2">
              <text:list-item>
                <text:p>Approached as a learning exercise</text:p>
              </text:list-item>
              <text:list-item>
                <text:p>Use the skills gained during week one</text:p>
              </text:list-item>
              <text:list-item>
                <text:p>As wireframes were provided story mappings were not considered necessary</text:p>
              </text:list-item>
              <text:list-item>
                <text:p>Code developed in tandem with lots of 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Technical Architecture - Server</text:p>
          </draw:text-box>
        </draw:frame>
        <draw:frame presentation:style-name="pr6" draw:layer="layout" svg:width="25.199cm" svg:height="13.23cm" svg:x="1.4cm" svg:y="4.914cm" presentation:class="outline">
          <draw:text-box>
            <text:list text:style-name="L2">
              <text:list-item>
                <text:p>Seed code was provided for REST services</text:p>
              </text:list-item>
              <text:list-item>
                <text:p>NodeJS Express server with GET and POST endpoints</text:p>
              </text:list-item>
              <text:list-item>
                <text:p>NPM used for dependency management</text:p>
              </text:list-item>
              <text:list-item>
                <text:p>Resources stored in simple json files due to time constraints and focus on UI</text:p>
              </text:list-item>
              <text:list-item>
                <text:p>Client files hosted on same express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Technical Architecture - Client</text:p>
          </draw:text-box>
        </draw:frame>
        <draw:frame presentation:style-name="pr6" draw:layer="layout" svg:width="25.199cm" svg:height="13.23cm" svg:x="1.4cm" svg:y="4.914cm" presentation:class="outline">
          <draw:text-box>
            <text:list text:style-name="L2">
              <text:list-item>
                <text:p>Core JavaScript preferred for efficiency</text:p>
              </text:list-item>
              <text:list-item>
                <text:p>Three jQuery function calls used throughout</text:p>
              </text:list-item>
              <text:list-item>
                <text:p>No CSS frameworks (ie, Bootstrap) used</text:p>
              </text:list-item>
              <text:list-item>
                <text:p>SASS CSS compiling language used</text:p>
              </text:list-item>
              <text:list-item>
                <text:p>Cart items stored in browser's sessionSto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Application Lifecycle Managemen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CompanyName resources used so public ALM tools were used</text:p>
              </text:list-item>
              <text:list-item>
                <text:p>Github used for source control</text:p>
              </text:list-item>
              <text:list-item>
                <text:p>CDN used for jQuery import</text:p>
              </text:list-item>
              <text:list-item>
                <text:p>Server dependencies not on Github</text:p>
              </text:list-item>
              <text:list-item>
                <text:p>Heroku used to deploy application on every commit to master</text:p>
              </text:list-item>
              <text:list-item>
                <text:p>Available at SiteUr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Build Process</text:p>
          </draw:text-box>
        </draw:frame>
        <draw:frame presentation:style-name="pr6" draw:layer="layout" svg:width="25.199cm" svg:height="13.23cm" svg:x="1.4cm" svg:y="4.914cm" presentation:class="outline">
          <draw:text-box>
            <text:list text:style-name="L2">
              <text:list-item>
                <text:p>Gulp taskrunner used on client</text:p>
              </text:list-item>
              <text:list-item>
                <text:p>Gulp tasks used:</text:p>
                <text:list>
                  <text:list-item>
                    <text:p>SASS compilation to CSS</text:p>
                  </text:list-item>
                  <text:list-item>
                    <text:p>JS minification</text:p>
                  </text:list-item>
                  <text:list-item>
                    <text:p>JS uglification</text:p>
                  </text:list-item>
                  <text:list-item>
                    <text:p>CSS minification</text:p>
                  </text:list-item>
                </text:list>
              </text:list-item>
              <text:list-item>
                <text:p>“gulp watch” used for development enviro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8" draw:text-style-name="P1" draw:layer="layout" svg:width="25.199cm" svg:height="17.224cm" svg:x="1.5cm" svg:y="1.192cm" presentation:class="subtitle">
          <draw:text-box>
            <text:p text:style-name="P1"><text:span text:style-name="T3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User Testing</text:p>
          </draw:text-box>
        </draw:frame>
        <draw:frame presentation:style-name="pr6" draw:layer="layout" svg:width="25.199cm" svg:height="13.23cm" svg:x="1.4cm" svg:y="4.914cm" presentation:class="outline">
          <draw:text-box>
            <text:list text:style-name="L2">
              <text:list-item>
                <text:p>Course instructor, Instructor Name, acted as sudo-customer</text:p>
              </text:list-item>
              <text:list-item>
                <text:p>User feedback gathered and included:</text:p>
                <text:list>
                  <text:list-item>
                    <text:p>Transparency makes text hard to read</text:p>
                  </text:list-item>
                  <text:list-item>
                    <text:p>Visual cue necessary when adding items to cart</text:p>
                  </text:list-item>
                  <text:list-item>
                    <text:p>Actual collection times would be better than times from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cm" svg:y="0.837cm" presentation:class="title">
          <draw:text-box>
            <text:p>Next Steps</text:p>
          </draw:text-box>
        </draw:frame>
        <draw:frame presentation:style-name="pr6" draw:layer="layout" svg:width="25.199cm" svg:height="13.23cm" svg:x="1.4cm" svg:y="4.914cm" presentation:class="outline">
          <draw:text-box>
            <text:list text:style-name="L2">
              <text:list-item>
                <text:p>Unit tests</text:p>
              </text:list-item>
              <text:list-item>
                <text:p>Identify and implement better solution for persistence of orders and restaurants</text:p>
              </text:list-item>
              <text:list-item>
                <text:p>Polish UI and cover edge cases</text:p>
              </text:list-item>
              <text:list-item>
                <text:p>More user testing</text:p>
              </text:list-item>
              <text:list-item>
                <text:p>Review with product stakehol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1.409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Segoe UI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Segoe UI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Segoe UI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5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4T09:58:09.17</meta:creation-date>
    <meta:editing-duration>PT2H41M9S</meta:editing-duration>
    <meta:editing-cycles>7</meta:editing-cycles>
    <dc:date>2016-06-24T15:30:28.75</dc:date>
    <meta:generator>OpenOffice/4.1.0$Win32 OpenOffice.org_project/410m18$Build-9764</meta:generator>
    <meta:document-statistic meta:object-count="60"/>
  </office:meta>
</office:document-meta>
</file>